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1, 2022 (04:24: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5-21T20:24:53Z</meta:creation-date>
    <dc:date>2022-05-21T20:24:53Z</dc:date>
    <meta:user-defined meta:name="date" meta:value-type="string">May  21, 2022 (04:24: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